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3/12/2015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table:number-columns-spanned="8" table:number-rows-spanned="1" office:value-type="string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9159.66">
            <text:p>19159.66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496.90000000000003">
            <text:p>496.90000000000003</text:p>
          </table:table-cell>
          <table:table-cell table:style-name="ce128" table:number-columns-spanned="2" table:number-rows-spanned="1" office:value-type="percentage" calcext:value-type="percentage" office:value="0.34">
            <text:p>0.34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 office:value-type="string" calcext:value-type="string">
            <text:p>X</text:p>
          </table:table-cell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string" calcext:value-type="string">
            <text:p>x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currency" calcext:value-type="currency" office:value="171.05">
            <text:p>171.05</text:p>
          </table:table-cell>
          <table:table-cell xmlns:table="urn:oasis:names:tc:opendocument:xmlns:table:1.0" office:value-type="percentage" calcext:value-type="percentage" office:value="1.0">
            <text:p>1.0</text:p>
          </table:table-cell>
          <table:table-cell xmlns:table="urn:oasis:names:tc:opendocument:xmlns:table:1.0" office:value-type="currency" calcext:value-type="currency" office:value="0.0">
            <text:p>0.0</text:p>
          </table:table-cell>
          <table:table-cell xmlns:table="urn:oasis:names:tc:opendocument:xmlns:table:1.0" office:value-type="currency" calcext:value-type="currency" office:value="171.05">
            <text:p>171.05</text:p>
          </table:table-cell>
          <table:table-cell xmlns:table="urn:oasis:names:tc:opendocument:xmlns:table:1.0" table:number-columns-repeated="98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 office:value-type="string" calcext:value-type="string">
            <text:p>X</text:p>
          </table:table-cell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        Documentar y difundir las principales mejoras de la nueva versión [6436]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-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-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-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-</text:p>
          </table:table-cell>
          <table:table-cell table:style-name="ce125" office:value-type="string" calcext:value-type="string" table:number-columns-spanned="2" table:number-rows-spanned="2">
            <text:p>-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-</text:p>
          </table:table-cell>
          <table:table-cell table:style-name="ce139" office:value-type="string" calcext:value-type="string" table:number-columns-spanned="1" table:number-rows-spanned="2">
            <text:p>-</text:p>
          </table:table-cell>
          <table:table-cell office:value-type="string" calcext:value-type="string">
            <text:p>-</text:p>
          </table:table-cell>
          <table:table-cell xmlns:table="urn:oasis:names:tc:opendocument:xmlns:table:1.0" table:style-name="ce16" office:value-type="string" calcext:value-type="string">
            <text:p>x</text:p>
          </table:table-cell>
          <table:table-cell xmlns:table="urn:oasis:names:tc:opendocument:xmlns:table:1.0" table:style-name="ce16" office:value-type="string" calcext:value-type="string">
            <text:p>x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currency" calcext:value-type="currency" office:value="325.85">
            <text:p>325.85</text:p>
          </table:table-cell>
          <table:table-cell xmlns:table="urn:oasis:names:tc:opendocument:xmlns:table:1.0" office:value-type="percentage" calcext:value-type="percentage" office:value="0">
            <text:p>0.0</text:p>
          </table:table-cell>
          <table:table-cell xmlns:table="urn:oasis:names:tc:opendocument:xmlns:table:1.0" office:value-type="currency" calcext:value-type="currency" office:value="0.0">
            <text:p>0.0</text:p>
          </table:table-cell>
          <table:table-cell xmlns:table="urn:oasis:names:tc:opendocument:xmlns:table:1.0" office:value-type="currency" calcext:value-type="currency" office:value="0.0">
            <text:p>0.0</text:p>
          </table:table-cell>
          <table:table-cell xmlns:table="urn:oasis:names:tc:opendocument:xmlns:table:1.0" table:number-columns-repeated="989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    Cerrado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xmlns:table="urn:oasis:names:tc:opendocument:xmlns:table:1.0"/>
          <table:table-cell xmlns:table="urn:oasis:names:tc:opendocument:xmlns:table:1.0" office:value-type="currency" calcext:value-type="currency" office:value="215.04">
            <text:p>215.04</text:p>
          </table:table-cell>
          <table:table-cell xmlns:table="urn:oasis:names:tc:opendocument:xmlns:table:1.0" office:value-type="percentage" calcext:value-type="percentage" office:value="0.0">
            <text:p>0.0</text:p>
          </table:table-cell>
          <table:table-cell xmlns:table="urn:oasis:names:tc:opendocument:xmlns:table:1.0" office:value-type="currency" calcext:value-type="currency" office:value="0.0">
            <text:p>0.0</text:p>
          </table:table-cell>
          <table:table-cell xmlns:table="urn:oasis:names:tc:opendocument:xmlns:table:1.0" office:value-type="currency" calcext:value-type="currency" office:value="258.21">
            <text:p>258.21</text:p>
          </table:table-cell>
          <table:table-cell xmlns:table="urn:oasis:names:tc:opendocument:xmlns:table:1.0" table:number-columns-repeated="989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        Importación de peticiones masivas [6329]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-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-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-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-</text:p>
          </table:table-cell>
          <table:table-cell table:style-name="ce125" office:value-type="string" calcext:value-type="string" table:number-columns-spanned="2" table:number-rows-spanned="2">
            <text:p>-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-</text:p>
          </table:table-cell>
          <table:table-cell table:style-name="ce139" office:value-type="string" calcext:value-type="string" table:number-columns-spanned="1" table:number-rows-spanned="2">
            <text:p>-</text:p>
          </table:table-cell>
          <table:table-cell office:value-type="string" calcext:value-type="string">
            <text:p>-</text:p>
          </table:table-cell>
          <table:table-cell xmlns:table="urn:oasis:names:tc:opendocument:xmlns:table:1.0" table:style-name="ce16" office:value-type="string" calcext:value-type="string">
            <text:p>x</text:p>
          </table:table-cell>
          <table:table-cell xmlns:table="urn:oasis:names:tc:opendocument:xmlns:table:1.0" table:style-name="ce16" office:value-type="string" calcext:value-type="string">
            <text:p>x</text:p>
          </table:table-cell>
          <table:table-cell xmlns:table="urn:oasis:names:tc:opendocument:xmlns:table:1.0" office:value-type="string" calcext:value-type="string">
            <text:p>-</text:p>
          </table:table-cell>
          <table:table-cell xmlns:table="urn:oasis:names:tc:opendocument:xmlns:table:1.0" office:value-type="currency" calcext:value-type="currency" office:value="215.04">
            <text:p>215.04</text:p>
          </table:table-cell>
          <table:table-cell xmlns:table="urn:oasis:names:tc:opendocument:xmlns:table:1.0" office:value-type="percentage" calcext:value-type="percentage" office:value="0">
            <text:p>0.0</text:p>
          </table:table-cell>
          <table:table-cell xmlns:table="urn:oasis:names:tc:opendocument:xmlns:table:1.0" office:value-type="currency" calcext:value-type="currency" office:value="0.0">
            <text:p>0.0</text:p>
          </table:table-cell>
          <table:table-cell xmlns:table="urn:oasis:names:tc:opendocument:xmlns:table:1.0" office:value-type="currency" calcext:value-type="currency" office:value="258.21">
            <text:p>258.21</text:p>
          </table:table-cell>
          <table:table-cell xmlns:table="urn:oasis:names:tc:opendocument:xmlns:table:1.0" table:number-columns-repeated="989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Actuación 2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xmlns:table="urn:oasis:names:tc:opendocument:xmlns:table:1.0"/>
          <table:table-cell xmlns:table="urn:oasis:names:tc:opendocument:xmlns:table:1.0" office:value-type="currency" calcext:value-type="currency" office:value="1000.0">
            <text:p>1000.0</text:p>
          </table:table-cell>
          <table:table-cell xmlns:table="urn:oasis:names:tc:opendocument:xmlns:table:1.0" table:number-columns-repeated="992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    Disponible estimado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    En ejecución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xmlns:table="urn:oasis:names:tc:opendocument:xmlns:table:1.0"/>
          <table:table-cell xmlns:table="urn:oasis:names:tc:opendocument:xmlns:table:1.0" office:value-type="currency" calcext:value-type="currency" office:value="1000.0">
            <text:p>1000.0</text:p>
          </table:table-cell>
          <table:table-cell xmlns:table="urn:oasis:names:tc:opendocument:xmlns:table:1.0" table:number-columns-repeated="992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 office:value-type="string" calcext:value-type="string">
            <text:p>    Cerrado</text:p>
          </table:table-cell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float" calcext:value-type="float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float" calcext:value-type="float" table:number-columns-spanned="4" table:number-rows-spanned="1" office:value="711.94">
            <text:p>711.94</text:p>
          </table:table-cell>
          <table:covered-table-cell table:number-columns-repeated="3" table:style-name="ce114"/>
          <table:table-cell table:style-name="ce111" office:value-type="float" calcext:value-type="float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float" calcext:value-type="float" office:value="22463.06">
            <text:p>22463.06</text:p>
          </table:table-cell>
          <table:table-cell table:style-name="ce111" office:value-type="float" calcext:value-type="float" table:number-columns-spanned="2" table:number-rows-spanned="1" office:value="215.04">
            <text:p>215.04</text:p>
          </table:table-cell>
          <table:covered-table-cell table:style-name="ce114"/>
          <table:table-cell table:style-name="ce111" office:value-type="float" calcext:value-type="float" office:value="429.26">
            <text:p>429.26</text:p>
          </table:table-cell>
          <table:table-cell table:style-name="ce140" office:value-type="float" calcext:value-type="float" office:value="644.3">
            <text:p>6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Actuación 3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calcext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calcext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calcext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 calcext:value-type="string">
            <text:p>$ct_importe_disponible</text:p>
          </table:table-cell>
          <table:table-cell table:style-name="ce111" office:value-type="string" calcext:value-type="string" table:number-columns-spanned="2" table:number-rows-spanned="1">
            <text:p>$ct_importe_cerrado</text:p>
          </table:table-cell>
          <table:covered-table-cell table:style-name="ce114"/>
          <table:table-cell table:style-name="ce111" office:value-type="string" calcext:value-type="string">
            <text:p>$ct_importe_facturado</text:p>
          </table:table-cell>
          <table:table-cell table:style-name="ce140" office:value-type="string" calcext:value-type="string">
            <text:p>$ct_importe_total</text:p>
          </table:table-cell>
          <table:table-cell/>
          <table:table-cell xmlns:table="urn:oasis:names:tc:opendocument:xmlns:table:1.0" table:style-name="ce16" office:value-type="currency" calcext:value-type="currency" office:value="1000.0">
            <text:p>1000.0</text:p>
          </table:table-cell>
          <table:table-cell xmlns:table="urn:oasis:names:tc:opendocument:xmlns:table:1.0" table:style-name="ce16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    Disponible estimado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calcext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calcext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calcext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 calcext:value-type="string">
            <text:p>$ct_importe_disponible</text:p>
          </table:table-cell>
          <table:table-cell table:style-name="ce111" office:value-type="string" calcext:value-type="string" table:number-columns-spanned="2" table:number-rows-spanned="1">
            <text:p>$ct_importe_cerrado</text:p>
          </table:table-cell>
          <table:covered-table-cell table:style-name="ce114"/>
          <table:table-cell table:style-name="ce111" office:value-type="string" calcext:value-type="string">
            <text:p>$ct_importe_facturado</text:p>
          </table:table-cell>
          <table:table-cell table:style-name="ce140" office:value-type="string" calcext:value-type="string">
            <text:p>$ct_import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    En ejecución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calcext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calcext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calcext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 calcext:value-type="string">
            <text:p>$ct_importe_disponible</text:p>
          </table:table-cell>
          <table:table-cell table:style-name="ce111" office:value-type="string" calcext:value-type="string" table:number-columns-spanned="2" table:number-rows-spanned="1">
            <text:p>$ct_importe_cerrado</text:p>
          </table:table-cell>
          <table:covered-table-cell table:style-name="ce114"/>
          <table:table-cell table:style-name="ce111" office:value-type="string" calcext:value-type="string">
            <text:p>$ct_importe_facturado</text:p>
          </table:table-cell>
          <table:table-cell table:style-name="ce140" office:value-type="string" calcext:value-type="string">
            <text:p>$ct_import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string" calcext:value-type="string" table:number-columns-spanned="4" table:number-rows-spanned="1">
            <text:p>$ct_importe_presupuesto</text:p>
          </table:table-cell>
          <table:covered-table-cell table:number-columns-repeated="3" table:style-name="ce106"/>
          <table:table-cell table:style-name="ce111" office:value-type="string" calcext:value-type="string" table:number-columns-spanned="4" table:number-rows-spanned="1">
            <text:p>$ct_importe_asignado</text:p>
          </table:table-cell>
          <table:covered-table-cell table:number-columns-repeated="3" table:style-name="ce114"/>
          <table:table-cell table:style-name="ce111" office:value-type="string" calcext:value-type="string" table:number-columns-spanned="4" table:number-rows-spanned="1">
            <text:p>$ct_importe_desviacion</text:p>
          </table:table-cell>
          <table:covered-table-cell table:number-columns-repeated="3" table:style-name="ce114"/>
          <table:table-cell table:style-name="ce111" office:value-type="string" calcext:value-type="string">
            <text:p>$ct_importe_disponible</text:p>
          </table:table-cell>
          <table:table-cell table:style-name="ce111" office:value-type="string" calcext:value-type="string" table:number-columns-spanned="2" table:number-rows-spanned="1">
            <text:p>$ct_importe_cerrado</text:p>
          </table:table-cell>
          <table:covered-table-cell table:style-name="ce114"/>
          <table:table-cell table:style-name="ce111" office:value-type="string" calcext:value-type="string">
            <text:p>$ct_importe_facturado</text:p>
          </table:table-cell>
          <table:table-cell table:style-name="ce140" office:value-type="string" calcext:value-type="string">
            <text:p>$ct_importe_total</text:p>
          </table:table-cell>
          <table:table-cell/>
          <table:table-cell xmlns:table="urn:oasis:names:tc:opendocument:xmlns:table:1.0" table:style-name="ce16" office:value-type="currency" calcext:value-type="currency" office:value="1000.0">
            <text:p>1000.0</text:p>
          </table:table-cell>
          <table:table-cell xmlns:table="urn:oasis:names:tc:opendocument:xmlns:table:1.0" table:style-name="ce16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3">
            <text:p>0.03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97">
            <text:p>0.97</text:p>
          </table:table-cell>
          <table:table-cell table:style-name="ce102" office:value-type="percentage" calcext:value-type="percentage" table:number-columns-spanned="2" table:number-rows-spanned="1" office:value="0.01">
            <text:p>0.01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xmlns:table="urn:oasis:names:tc:opendocument:xmlns:table:1.0" table:style-name="ce51" office:value-type="string" calcext:value-type="string">
            <text:p>    Cerrado</text:p>
          </table:table-cell>
          <table:table-cell xmlns:table="urn:oasis:names:tc:opendocument:xmlns:table:1.0" table:style-name="ce51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>$ct_porcentaje_presupuesto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$ct_porcentaje_asignado</text:p>
          </table:table-cell>
          <table:covered-table-cell table:number-columns-repeated="3" table:style-name="ce107"/>
          <table:table-cell table:style-name="ce102" office:value-type="string" calcext:value-type="string" table:number-columns-spanned="4" table:number-rows-spanned="1">
            <text:p>$ct_porcentaje_desviacion</text:p>
          </table:table-cell>
          <table:covered-table-cell table:number-columns-repeated="3" table:style-name="ce107"/>
          <table:table-cell table:style-name="ce102" office:value-type="string" calcext:value-type="string">
            <text:p>$ct_porcentaje_disponible</text:p>
          </table:table-cell>
          <table:table-cell table:style-name="ce102" office:value-type="string" calcext:value-type="string" table:number-columns-spanned="2" table:number-rows-spanned="1">
            <text:p>$ct_porcentaje_cerrado</text:p>
          </table:table-cell>
          <table:covered-table-cell table:style-name="ce107"/>
          <table:table-cell table:style-name="ce102" office:value-type="string" calcext:value-type="string">
            <text:p>$ct_porcentaje_facturado</text:p>
          </table:table-cell>
          <table:table-cell table:style-name="ce141" office:value-type="string" calcext:value-type="string">
            <text:p>$ct_porcentaj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>$ct_porcentaje_presupuesto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$ct_porcentaje_asignado</text:p>
          </table:table-cell>
          <table:covered-table-cell table:number-columns-repeated="3" table:style-name="ce107"/>
          <table:table-cell table:style-name="ce102" office:value-type="string" calcext:value-type="string" table:number-columns-spanned="4" table:number-rows-spanned="1">
            <text:p>$ct_porcentaje_desviacion</text:p>
          </table:table-cell>
          <table:covered-table-cell table:number-columns-repeated="3" table:style-name="ce107"/>
          <table:table-cell table:style-name="ce102" office:value-type="string" calcext:value-type="string">
            <text:p>$ct_porcentaje_disponible</text:p>
          </table:table-cell>
          <table:table-cell table:style-name="ce102" office:value-type="string" calcext:value-type="string" table:number-columns-spanned="2" table:number-rows-spanned="1">
            <text:p>$ct_porcentaje_cerrado</text:p>
          </table:table-cell>
          <table:covered-table-cell table:style-name="ce107"/>
          <table:table-cell table:style-name="ce102" office:value-type="string" calcext:value-type="string">
            <text:p>$ct_porcentaje_facturado</text:p>
          </table:table-cell>
          <table:table-cell table:style-name="ce141" office:value-type="string" calcext:value-type="string">
            <text:p>$ct_porcentaje_total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22.0">
            <text:p>22.0</text:p>
          </table:table-cell>
          <table:table-cell table:style-name="ce143" office:value-type="percentage" calcext:value-type="percentage" office:value="0.07">
            <text:p>0.07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Sumario y previsiones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